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04a9b1" officeooo:paragraph-rsid="0004a9b1"/>
    </style:style>
    <style:style style:name="P2" style:family="paragraph" style:parent-style-name="Standard">
      <style:text-properties officeooo:paragraph-rsid="00051ad3"/>
    </style:style>
    <style:style style:name="P3" style:family="paragraph" style:parent-style-name="Standard">
      <style:text-properties officeooo:rsid="00051b4d" officeooo:paragraph-rsid="00051b4d"/>
    </style:style>
    <style:style style:name="P4" style:family="paragraph" style:parent-style-name="Standard">
      <style:text-properties officeooo:rsid="00055347" officeooo:paragraph-rsid="00055347"/>
    </style:style>
    <style:style style:name="T1" style:family="text">
      <style:text-properties officeooo:rsid="00051ad3"/>
    </style:style>
    <style:style style:name="T2" style:family="text">
      <style:text-properties style:font-name="Helvetica"/>
    </style:style>
    <style:style style:name="T3" style:family="text">
      <style:text-properties style:font-name="Helvetica" officeooo:rsid="00051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all, I am very satisfied with the work I was able to achieve over the course of this project, despite the many challenges that emerged along the way. One of the largest skills I was able to build upon was perseverance when faced with unknown issues, and learning how to restructure a project so that I was still able to accomplish many of the goals I set out to complete. With the delay of major components needed to build the physical prototype, I decided that it would make more sense to begin working on a simulation that emulated the sensors. This was challenging, since it required thorough reading of the documentation for a product that I did not design, and it had to be done correctly since I didn’t have the means of testing it directly. This taught me <text:span text:style-name="T1">the importance of good documentation, as well as the importance of selecting technologies that are well documented when designing a project that uses said technologies.</text:span></text:p>
      <text:p text:style-name="P1"/>
      <text:p text:style-name="P2"><text:span text:style-name="T3">I believe that this restructuring was successful, as it allowed me to implement and develop most of the software functionality that I originally had included in my milestones. Furthermore, I was able to learn about cross-application interactions, which was not my original expectation. As for other obstacles along the way, building the simulation programs took far longer than I originally expected, which really delayed my original deadlines. The environment in which the programs needed to run in turned out to be very complicated, and I had to learn more about file systems and access permissions on a modern day operating system.</text:span></text:p>
      <text:p text:style-name="P2"><text:span text:style-name="T3"/></text:p>
      <text:p text:style-name="P3"><text:span text:style-name="T3">W</text:span><text:span text:style-name="T2">hile my project was done as a team of one, I still learned many things about working on projects that extend over a long period of time. One of the key takeaways was the importance <text:s/>on identifying when a task is complete, and knowing when its time to consider a feature good enough to move on. Many times during this project I was not satisfied with how complete a feature or task was but, as a solo member, I knew that I needed to move on and re-visit it at a later date. This was challenging as I wanted to make everything perfect, but I knew that I had to manage my time effectively to achieve my goals.</text:span></text:p>
      <text:p text:style-name="P3"><text:span text:style-name="T2"/></text:p>
      <text:p text:style-name="P4"><text:span text:style-name="T2">One aspect of being a team of one that did not go as well as I wanted was the burnout that can occur when working on the same section of software from start to finish. Many times, I found that I needed to take a break from certain areas of the project so that I could mentally reset and come back to a problem with a fresh view. However, since my project’s milestones were so linear, this was not always possible. In retrospect, I think that I could have structured this project a bit more effectively, allowing for more areas to be worked on in parallel if I needed a break from a particular s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22:38:37.670000000</meta:creation-date>
    <meta:generator>LibreOffice/7.0.1.2$Windows_X86_64 LibreOffice_project/7cbcfc562f6eb6708b5ff7d7397325de9e764452</meta:generator>
    <dc:date>2023-04-11T23:07:52.792000000</dc:date>
    <meta:editing-duration>PT18M43S</meta:editing-duration>
    <meta:editing-cycles>3</meta:editing-cycles>
    <meta:document-statistic meta:table-count="0" meta:image-count="0" meta:object-count="0" meta:page-count="1" meta:paragraph-count="4" meta:word-count="498" meta:character-count="2777" meta:non-whitespace-character-count="2282"/>
  </office:meta>
</office:document-meta>
</file>